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end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iotehniška fakulteta</text:p>
      <text:p text:style-name="Standard">Referat za študij 3. stopnje</text:p>
      <text:p text:style-name="Standard">Jamnikarjeva 101</text:p>
      <text:p text:style-name="Standard">1000 Ljubljana</text:p>
      <text:p text:style-name="Standard"/>
      <text:p text:style-name="Standard">Roman Luštrik</text:p>
      <text:p text:style-name="Standard">Podgorska c. 30</text:p>
      <text:p text:style-name="Standard">1210 Ljubljana-Šentvid</text:p>
      <text:p text:style-name="P1">roj. 29.10.1983</text:p>
      <text:p text:style-name="P1"/>
      <text:p text:style-name="P1"/>
      <text:p text:style-name="P2">1.2.2013</text:p>
      <text:p text:style-name="P1">Zadeva: Kopija originalne diplome</text:p>
      <text:p text:style-name="P1"/>
      <text:p text:style-name="P1"/>
      <text:p text:style-name="P1">Spoštovani,</text:p>
      <text:p text:style-name="P1"/>
      <text:p text:style-name="P1">21.12.2010 sem diplomiral na Oddelku za biologije, Biotehniške fakultete v Ljubljani. Prosim vas, da kopijo originalne diplome pridobite iz internih evidenc v duhu 140. člena Zakona o splošnem upravnem postopku (Ur. list. št. 24/2006-UPB2).</text:p>
      <text:p text:style-name="P1"/>
      <text:p text:style-name="P1"/>
      <text:p text:style-name="P1"/>
      <text:p text:style-name="P1">S spoštovanjem,</text:p>
      <text:p text:style-name="P1">Roman Luštri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9M15S</meta:editing-duration>
    <meta:editing-cycles>3</meta:editing-cycles>
    <meta:generator>OpenOffice.org/3.3$Win32 OpenOffice.org_project/330m20$Build-9567</meta:generator>
    <dc:date>2013-02-04T11:05:49.11</dc:date>
    <meta:document-statistic meta:table-count="0" meta:image-count="0" meta:object-count="0" meta:page-count="1" meta:paragraph-count="14" meta:word-count="64" meta:character-count="464"/>
    <dc:creator>24/2012 </dc:creator>
    <meta:user-defined meta:name="Info 1"/>
    <meta:user-defined meta:name="Info 2"/>
    <meta:user-defined meta:name="Info 3"/>
    <meta:user-defined meta:name="Info 4"/>
  </office:meta>
</office:document-meta>
</file>